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6556" officeooo:paragraph-rsid="001065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06556" officeooo:paragraph-rsid="0010655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06556" officeooo:paragraph-rsid="00118c6f" style:font-size-asian="14pt" style:font-weight-asian="normal" style:font-size-complex="14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0pt" fo:font-weight="normal" officeooo:rsid="00106556" officeooo:paragraph-rsid="00106556" style:font-size-asian="20pt" style:font-weight-asian="normal" style:font-size-complex="20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0pt" fo:font-weight="normal" officeooo:rsid="00106556" officeooo:paragraph-rsid="00118c6f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m Te Viu Verá<text:tab/><text:span text:style-name="T3">Shirley Carvalhaes</text:span><text:span text:style-name="T2"><text:tab/></text:span>[ 19 ]</text:p>
      <text:p text:style-name="P2">Se as portas estão fechadas, e não tens para aonde ir</text:p>
      <text:p text:style-name="P2">O meu Deus esta dizendo</text:p>
      <text:p text:style-name="P2">Ainda não é o fim, chegou a sua vez</text:p>
      <text:p text:style-name="P2">Levante a cabeça pra seguir.</text:p>
      <text:p text:style-name="P2">Se o inimigo diz, esta tudo acabado.</text:p>
      <text:p text:style-name="P2">Você esta sozinho e ninguém esta do seu lado.</text:p>
      <text:p text:style-name="P2">Meu filho estou ti vendo guardando a sua vida</text:p>
      <text:p text:style-name="P2">Do perigo.</text:p>
      <text:p text:style-name="P2"/>
      <text:p text:style-name="P2">Alguém Te disse que você e um perdedor</text:p>
      <text:p text:style-name="P2">mas quem te viu verá</text:p>
      <text:p text:style-name="P2">O Deus que você serve tem poder e vai</text:p>
      <text:p text:style-name="P2">Te levanta, levantaaaaa.</text:p>
      <text:p text:style-name="P2"/>
      <text:p text:style-name="P2">Quem te viu chorando vai te ver sorrindo</text:p>
      <text:p text:style-name="P2">Quem te viu pra baixo vai te ver pra cima</text:p>
      <text:p text:style-name="P2">Quem te viu calado vai te ver gritando</text:p>
      <text:p text:style-name="P2">Deus é poderoso a vitória é minha</text:p>
      <text:p text:style-name="P2">Quem te viu na prova vai te ver na benção</text:p>
      <text:p text:style-name="P2">Quem te viu perdendo vai te ver ganhando</text:p>
      <text:p text:style-name="P2">Quem te viu caído vai te ver de Pé</text:p>
      <text:p text:style-name="P2">Sou o Poderoso eu sou Jesus de Nazaré</text:p>
      <text:p text:style-name="P2"/>
      <text:p text:style-name="P2">Eu te Ajudo eu te sustento</text:p>
      <text:p text:style-name="P2">Eu te amparo eu te renovo</text:p>
      <text:p text:style-name="P2">Eu Sou o Guarda de Israel</text:p>
      <text:p text:style-name="P2">Eu sou a rocha inabalável</text:p>
      <text:p text:style-name="P2">Sou desejado entre as nações</text:p>
      <text:p text:style-name="P2">Sou esperado das multidões</text:p>
      <text:p text:style-name="P2">Sou teu amigo de todas as horas</text:p>
      <text:p text:style-name="P2">E hoje eu determino pra você a Tua vitória</text:p>
      <text:p text:style-name="P2">Eu sou Jesus…</text:p>
      <text:p text:style-name="P5">Quem Te Viu Verá<text:tab/><text:span text:style-name="T3">Shirley Carvalhaes</text:span><text:span text:style-name="T2"><text:tab/></text:span>[ 19 ]</text:p>
      <text:p text:style-name="P3">Se as portas estão fechadas, e não tens para aonde ir</text:p>
      <text:p text:style-name="P3">O meu Deus esta dizendo</text:p>
      <text:p text:style-name="P3">Ainda não é o fim, chegou a sua vez</text:p>
      <text:p text:style-name="P3">Levante a cabeça pra seguir.</text:p>
      <text:p text:style-name="P3">Se o inimigo diz, esta tudo acabado.</text:p>
      <text:p text:style-name="P3">Você esta sozinho e ninguém esta do seu lado.</text:p>
      <text:p text:style-name="P3">Meu filho estou ti vendo guardando a sua vida</text:p>
      <text:p text:style-name="P3">Do perigo.</text:p>
      <text:p text:style-name="P3"/>
      <text:p text:style-name="P3">Alguém Te disse que você e um perdedor</text:p>
      <text:p text:style-name="P3">mas quem te viu verá</text:p>
      <text:p text:style-name="P3">O Deus que você serve tem poder e vai</text:p>
      <text:p text:style-name="P3">Te levanta, levantaaaaa.</text:p>
      <text:p text:style-name="P3"/>
      <text:p text:style-name="P3">Quem te viu chorando vai te ver sorrindo</text:p>
      <text:p text:style-name="P3">Quem te viu pra baixo vai te ver pra cima</text:p>
      <text:p text:style-name="P3">Quem te viu calado vai te ver gritando</text:p>
      <text:p text:style-name="P3">Deus é poderoso a vitória é minha</text:p>
      <text:p text:style-name="P3">Quem te viu na prova vai te ver na benção</text:p>
      <text:p text:style-name="P3">Quem te viu perdendo vai te ver ganhando</text:p>
      <text:p text:style-name="P3">Quem te viu caído vai te ver de Pé</text:p>
      <text:p text:style-name="P3">Sou o Poderoso eu sou Jesus de Nazaré</text:p>
      <text:p text:style-name="P3"/>
      <text:p text:style-name="P3">Eu te Ajudo eu te sustento</text:p>
      <text:p text:style-name="P3">Eu te amparo eu te renovo</text:p>
      <text:p text:style-name="P3">Eu Sou o Guarda de Israel</text:p>
      <text:p text:style-name="P3">Eu sou a rocha inabalável</text:p>
      <text:p text:style-name="P3">Sou desejado entre as nações</text:p>
      <text:p text:style-name="P3">Sou esperado das multidões</text:p>
      <text:p text:style-name="P3">Sou teu amigo de todas as horas</text:p>
      <text:p text:style-name="P3">E hoje eu determino pra você a Tua vitória</text:p>
      <text:p text:style-name="P3">Eu sou Jesu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08:11.515376097</dc:date>
    <meta:editing-cycles>12</meta:editing-cycles>
    <meta:editing-duration>PT18M52S</meta:editing-duration>
    <meta:generator>LibreOffice/5.1.4.2$Linux_X86_64 LibreOffice_project/10m0$Build-2</meta:generator>
    <meta:document-statistic meta:table-count="0" meta:image-count="0" meta:object-count="0" meta:page-count="1" meta:paragraph-count="60" meta:word-count="420" meta:character-count="1964" meta:non-whitespace-character-count="1604"/>
  </office:meta>
</office:document-meta>
</file>